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_Actions_Reported_b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_Actions_Reported_b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Disciplinary Actions  - Reported by Local &amp; State Police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295">
            <text:p>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897">
            <text:p>248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62">
            <text:p>6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058">
            <text:p>2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04">
            <text:p>13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6">
            <text:p>6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480">
            <text:p>1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4">
            <text:p>79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_Actions_Reported_b" style:display-name="PageStyle_Disciplinary_Actions_Reported_b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